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text-properties fo:language="sv" fo:country="SE"/>
    </style:style>
    <style:style style:name="P2" style:family="paragraph" style:parent-style-name="Text_20_body">
      <style:text-properties fo:language="sv" fo:country="SE"/>
    </style:style>
    <style:style style:name="P3" style:family="paragraph" style:parent-style-name="Text_20_body">
      <style:paragraph-properties fo:text-align="center" style:justify-single-word="false"/>
      <style:text-properties fo:language="sv" fo:country="SE" fo:font-style="italic" style:font-style-asian="italic" style:font-style-complex="italic"/>
    </style:style>
    <style:style style:name="P4" style:family="paragraph" style:parent-style-name="Heading_20_2">
      <style:text-properties fo:language="sv" fo:country="SE"/>
    </style:style>
    <style:style style:name="P5" style:family="paragraph" style:parent-style-name="Text_20_body">
      <style:text-properties fo:language="sv" fo:country="SE"/>
    </style:style>
    <style:style style:name="P6" style:family="paragraph" style:parent-style-name="Text_20_body" style:list-style-name="L2"/>
    <style:style style:name="T1" style:family="text">
      <style:text-properties fo:language="sv" fo:country="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bookmark text:name="docs-internal-guid-cf5dbc8f-4bdf-e6f9-4292-93db86d58a6b"/>Vision - God öl</text:h>
      <text:p text:style-name="P3">Individuellt mjukvaruutvecklingsprojekt – 1DV430 <text:line-break/>Andreas Fridlund, afrxx09 – WP13 (Campus)</text:p>
      <text:h text:style-name="P4" text:outline-level="2">Bakgrund och Problembeskrivning</text:h>
      <text:p text:style-name="P2">God öl är ett koncept framtaget av två vänner till mig, ett litet projekt som vi vill försöka starta under våren och sommaren 2014. Problemet vi stött på och som vi vill försöka göra något åt är den begränsade tillgången på information om svensk öl på internet. Den enda samlingsplatsen för detta idag är systembolagets hemsida, och den är endast till för deras sortiment av alkohol.  Vad vi vill åt är en portal där små svenska bryggerier kan synas och samlas under ett och samma tak. En plats för alla med ölintresse att hitta nya öl och bryggerier.</text:p>
      <text:p text:style-name="P2">Den ska även innehålla information om hur man brygger öl hemma, med guider, tips, artiklar samt länkar till olika leverantörer som säljer utrustning för hembrygge. Vi vill även att hemmabryggare, nybörjare som veteraner ska få en samlingsplats där de kan diskutera sin hobby med egna tips, guider och erfarenheter.</text:p>
      <text:p text:style-name="P2">En viktig komponent som vi vill ha med är: personlig öl-rating. Besökare ska kunna skapa egna konton där de själva kan bedöma de öl som finns i databasen, så de får en egen logg-bok över vilka öl de provat och vad de tycker om dem. Dock ska de inte bara få välja på en skala mellan exempelvis 1 och 5. De ska själva få betygsätta och utvärdera “alla” ölets attribut. Färg, skummet, volym, olika smaker(bitterhet, fruktighet, maltighet, torrhet, sötma...), arom och mycket mer. På så sätt kan man jämföra hur olika användare bedömer ölen och ta fram medelvärden för statistik samt att användarna själva kan jämföra sina bedömningar med varandra.</text:p>
      <text:h text:style-name="P4" text:outline-level="2">Målgrupp</text:h>
      <text:p text:style-name="P2">Målgruppen är svenskar; alternativt folk från norden; med intresse för "fin-öl", hemma-bryggning och mikrobryggerier. I ett senare skede kan det tänkas att ägare/anställda på bryggerier kommer kunna redigera sin egen information och underhålla sitt eget sortiment på sidan.</text:p>
      <text:h text:style-name="P4" text:outline-level="2">Marknad</text:h>
      <text:p text:style-name="P2">En, och kanske den största anledningen till att göra denna hemsidan är att jag inte lyckats hitta någon liknande. Det finns flera öl-bloggar, och informations-sidor om öl. Men det finns ingen som har en ren och skär databas över öl. Det finns ett par amerikanska, men de inriktar sig mest på deras region.</text:p>
      <text:p text:style-name="P2">Det finns en app till iPhone(endast iPhone) som heter beerscanner som har en egen databas med öl där folk får betygsätta öl. Har inte iPhone så kan inte prova, men det verkar som den bara producerar topplistor utifrån hur folk röstar på diverse öl.</text:p>
      <text:p text:style-name="P2">Fatkoll.se har en god idé där de försöker lista vilka ställen olika öl serveras på fat för tillfället. De har ca 2500 öl i sin databas men den verkar inte underhållas speciellt bra.</text:p>
      <text:p text:style-name="P2">Det finns forum för hembrygge, de två som verkar dominanta är SHBF(Svenska hembryggeföreningen) och bryggforum.nu. Då de verkar tämligen etablerade så kan det bli svårt att konkurrera ut dem, å andra sidan är hembrygge en starkt växande hobby i Sverige så det kan finnas chans att sno åt sig nybörjare innan de hittar dessa sidorna. Ett alternativ kan vara att försöka inleda ett samarbete med någon av dem när våran site har blivit lite mer etablerad.</text:p>
      <text:p text:style-name="P2"/>
      <text:h text:style-name="P4" text:outline-level="2"><text:soft-page-break/>Baskrav</text:h>
      <text:p text:style-name="P2">I grunden, en stor databas med öl som ska vara lätt att söka i! Man ska kunna söka efter öl på flera olika sätt och man ska kunna ange flera olika kriterier/filter vid sökning.</text:p>
      <text:p text:style-name="P2">"Beer me!", en funktion som slumpar fram tips på öl efter dina önskemål. Välj en öl-typ du är sugen på och klicka på knappen så slumpas det fram en liten lista på 10 öl. Om så önskas så ska man kunna lägga till filter här med, t.ex. alkoholhalt, flaska/burk, färg, bitterhet. Om man har ett användarkonto och är inloggad ska man även kunna filtrera bort öl man redan provat.</text:p>
      <text:p text:style-name="P2">Användare ska kunna skapa egna konton och får då en egen öl-loggbok. Om de har druckit en öl de gillar eller ogillar ska de kunna leta upp den i databasen och bedöma ölen. Den sparas då i deras logg så de får en egen lista över öl de provat. Bedömningen kommer inte bara vara en klassisk "1-till-5-skala" utan mer ingående där man får bedöma "alla" ölets aspekter och attribut. Utifrån detta kan man även skapa använda-statistik om all öl i databasen och presentera denna i samband med öl-presentationen.</text:p>
      <text:p text:style-name="P2">För dem som är intresserade av hembrygge så ska det finnas en större mängd information om hur man brygger öl hemma: guider, tips, länkar och framförallt information om vart man får tag på utrustningen som behövs. För att försöka samla likasinnade så ska det även finnas ett forum för de som brygger hemma.</text:p>
      <text:list xml:id="list2617915093249703252" text:style-name="L2">
        <text:list-item>
          <text:p text:style-name="P6"><text:span text:style-name="T1">BK1 – Lista öl</text:span></text:p>
          <text:list>
            <text:list-item>
              <text:p text:style-name="P6"><text:span text:style-name="T1">BK1.1 – Söka i listan</text:span></text:p>
            </text:list-item>
            <text:list-item>
              <text:p text:style-name="P6"><text:span text:style-name="T1">BK1.2 – Filtrera på diverse attribut</text:span></text:p>
            </text:list-item>
            <text:list-item>
              <text:p text:style-name="P6"><text:span text:style-name="T1">BK1.3 – Sortera listan</text:span></text:p>
            </text:list-item>
          </text:list>
        </text:list-item>
        <text:list-item>
          <text:p text:style-name="P6"><text:span text:style-name="T1">BK2 – Lista bryggerier</text:span></text:p>
          <text:list>
            <text:list-item>
              <text:p text:style-name="P6"><text:span text:style-name="T1">BK2.1 - Söka efter bryggerier</text:span></text:p>
            </text:list-item>
            <text:list-item>
              <text:p text:style-name="P6"><text:span text:style-name="T1">BK2.2 – Filtrera på diverse attribut</text:span></text:p>
            </text:list-item>
            <text:list-item>
              <text:p text:style-name="P6"><text:span text:style-name="T1">BK 2.3 – Sortera bryggerilistan</text:span></text:p>
            </text:list-item>
          </text:list>
        </text:list-item>
        <text:list-item>
          <text:p text:style-name="P6"><text:span text:style-name="T1">BK3 – Besökare ska kunna skapa egna användare till applikationen och logga in</text:span></text:p>
        </text:list-item>
        <text:list-item>
          <text:p text:style-name="P6"><text:span text:style-name="T1">BK4 – Användare ska kunna logga öl från databasen i sin egen logg</text:span></text:p>
        </text:list-item>
        <text:list-item>
          <text:p text:style-name="P6"><text:span text:style-name="T1">BK5 – Detalj-sida om varje öl och bryggeri ska kunna renderas, öl ska länka till sitt bryggeri och bryggerier ska länka till sina öl.</text:span></text:p>
        </text:list-item>
        <text:list-item>
          <text:p text:style-name="P6"><text:span text:style-name="T1">BK6 – Minimalistisk och enkel där det är ”omöjligt” att göra fel. </text:span></text:p>
        </text:list-item>
        <text:list-item>
          <text:p text:style-name="P6"><text:span text:style-name="T1">BK7 – Admin-system för CRUD-hantering av öl och bryggeier</text:span></text:p>
        </text:list-item>
        <text:list-item>
          <text:p text:style-name="P6"><text:span text:style-name="T1">BK8 – ”Beer Me!”, snabbsök på startsidan för att få tips och inspiration</text:span></text:p>
        </text:list-item>
      </text:list>
      <text:h text:style-name="Heading_20_2" text:outline-level="2"><text:span text:style-name="T1">Teknik</text:span></text:h>
      <text:p text:style-name="P2">All informationen ska lagras i en MySQL-databas och presenteras med hjälp av HTML, CSS,javascript samt jQuery. För serversidan tänker jag använda mig av Ruby on Rails, jag har ingen tidigare erfarenhet av detta men jag har hört mycket gott om det. En god vän har länge försökt tvinga mig att hoppa på Rails-tåget och detta verkar vara ett bra tillfälle för det. Jag kommer använda mig mycket av AJAX då jag inte vill göra “page-loads” vid postning eller valide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sv" fo:country="S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0M53S</meta:editing-duration>
    <meta:editing-cycles>7</meta:editing-cycles>
    <meta:generator>OpenOffice/4.0.1$Win32 OpenOffice.org_project/401m5$Build-9714</meta:generator>
    <dc:date>2014-04-24T22:55:23.21</dc:date>
    <meta:document-statistic meta:table-count="0" meta:image-count="0" meta:object-count="0" meta:page-count="2" meta:paragraph-count="34" meta:word-count="982" meta:character-count="5652"/>
    <meta:user-defined meta:name="Info 1"/>
    <meta:user-defined meta:name="Info 2"/>
    <meta:user-defined meta:name="Info 3"/>
    <meta:user-defined meta:name="Info 4"/>
  </office:meta>
</office:document-meta>
</file>